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ce33" officeooo:paragraph-rsid="0015ce33"/>
    </style:style>
    <style:style style:name="P2" style:family="paragraph" style:parent-style-name="Text_20_body">
      <style:paragraph-properties fo:text-align="start" style:justify-single-word="false"/>
      <style:text-properties officeooo:rsid="0015ce33" officeooo:paragraph-rsid="0015ce33"/>
    </style:style>
    <style:style style:name="P3" style:family="paragraph" style:parent-style-name="Text_20_body">
      <style:text-properties fo:font-style="italic" officeooo:rsid="0015ce33" officeooo:paragraph-rsid="0015ce33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tyle="italic" officeooo:rsid="0015ce33" officeooo:paragraph-rsid="0015ce33" style:font-style-asian="italic" style:font-style-complex="italic"/>
    </style:style>
    <style:style style:name="P5" style:family="paragraph" style:parent-style-name="Title">
      <style:text-properties officeooo:rsid="0015ce33" officeooo:paragraph-rsid="0015ce33"/>
    </style:style>
    <style:style style:name="P6" style:family="paragraph" style:parent-style-name="Text_20_body" style:list-style-name="L1">
      <style:text-properties officeooo:rsid="0015ce33" officeooo:paragraph-rsid="0015ce33"/>
    </style:style>
    <style:style style:name="P7" style:family="paragraph" style:parent-style-name="Text_20_body">
      <style:text-properties officeooo:rsid="0015ce33" officeooo:paragraph-rsid="0015ce33"/>
    </style:style>
    <style:style style:name="P8" style:family="paragraph" style:parent-style-name="Text_20_body" style:list-style-name="L2">
      <style:text-properties officeooo:rsid="0015ce33" officeooo:paragraph-rsid="0015ce33"/>
    </style:style>
    <style:style style:name="P9" style:family="paragraph" style:parent-style-name="Text_20_body" style:list-style-name="L3">
      <style:paragraph-properties fo:text-align="start" style:justify-single-word="false"/>
      <style:text-properties officeooo:rsid="0015ce33" officeooo:paragraph-rsid="0015ce33"/>
    </style:style>
    <style:style style:name="P10" style:family="paragraph" style:parent-style-name="Text_20_body" style:list-style-name="L1">
      <style:text-properties officeooo:rsid="001883d6" officeooo:paragraph-rsid="001883d6"/>
    </style:style>
    <style:style style:name="P11" style:family="paragraph" style:parent-style-name="Text_20_body" style:list-style-name="L1">
      <style:text-properties officeooo:rsid="00197355" officeooo:paragraph-rsid="00197355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197355" officeooo:paragraph-rsid="00197355"/>
    </style:style>
    <style:style style:name="P13" style:family="paragraph" style:parent-style-name="Text_20_body">
      <style:paragraph-properties fo:text-align="start" style:justify-single-word="false"/>
      <style:text-properties officeooo:rsid="00197355" officeooo:paragraph-rsid="00197355"/>
    </style:style>
    <style:style style:name="P14" style:family="paragraph" style:parent-style-name="Text_20_body">
      <style:text-properties fo:font-style="italic" officeooo:rsid="0015ce33" officeooo:paragraph-rsid="0015ce33" style:font-style-asian="italic" style:font-style-complex="italic"/>
    </style:style>
    <style:style style:name="P15" style:family="paragraph" style:parent-style-name="Text_20_body">
      <style:paragraph-properties fo:text-align="start" style:justify-single-word="false"/>
      <style:text-properties fo:font-style="italic" officeooo:rsid="001aed55" officeooo:paragraph-rsid="001aed55" style:font-style-asian="italic" style:font-style-complex="italic"/>
    </style:style>
    <style:style style:name="P16" style:family="paragraph" style:parent-style-name="Text_20_body" style:list-style-name="L4">
      <style:paragraph-properties fo:text-align="start" style:justify-single-word="false"/>
      <style:text-properties fo:font-style="italic" officeooo:rsid="001aed55" officeooo:paragraph-rsid="001aed55" style:font-style-asian="italic" style:font-style-complex="italic"/>
    </style:style>
    <style:style style:name="P17" style:family="paragraph" style:parent-style-name="Text_20_body" style:list-style-name="L2">
      <style:text-properties officeooo:paragraph-rsid="0015ce33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rsid="00169a24" officeooo:paragraph-rsid="00197355"/>
    </style:style>
    <style:style style:name="T1" style:family="text">
      <style:text-properties officeooo:rsid="0015ce33"/>
    </style:style>
    <style:style style:name="T2" style:family="text">
      <style:text-properties officeooo:rsid="0015feb9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m Cheatsheet</text:p>
      <text:p text:style-name="P1"/>
      <text:p text:style-name="P3">Navigation</text:p>
      <text:list xml:id="list1732510124" text:style-name="L1">
        <text:list-item>
          <text:p text:style-name="P6">`h` key moves left</text:p>
        </text:list-item>
        <text:list-item>
          <text:p text:style-name="P6">`j` key moves down</text:p>
        </text:list-item>
        <text:list-item>
          <text:p text:style-name="P6">`k` key moves up</text:p>
        </text:list-item>
        <text:list-item>
          <text:p text:style-name="P6">`l` key moves right</text:p>
        </text:list-item>
        <text:list-item>
          <text:p text:style-name="P10">`e` moves to the end of the current word</text:p>
        </text:list-item>
        <text:list-item>
          <text:p text:style-name="P10">`w` moves to the start of the next word</text:p>
        </text:list-item>
        <text:list-item>
          <text:p text:style-name="P10">`$` moves to the end of the line</text:p>
        </text:list-item>
        <text:list-item>
          <text:p text:style-name="P11">`0` moves to the start of the line</text:p>
        </text:list-item>
      </text:list>
      <text:p text:style-name="P1"/>
      <text:p text:style-name="P3">Exiting Vim</text:p>
      <text:p text:style-name="P1">Press &lt;Esc&gt; key to make sure you are in Normal mode.</text:p>
      <text:list xml:id="list830190175" text:style-name="L2">
        <text:list-item>
          <text:p text:style-name="P8">To exit without saving:<text:tab/>`:q!<text:span text:style-name="T2">`</text:span>{vim} `&lt;Enter&gt;`{normal}</text:p>
        </text:list-item>
        <text:list-item>
          <text:p text:style-name="P17"><text:span text:style-name="T1">To save and exit:<text:tab/><text:tab/></text:span><text:span text:style-name="T2">`:wq`{vim} `&lt;Enter&gt;`{normal}</text:span></text:p>
        </text:list-item>
      </text:list>
      <text:p text:style-name="P2"/>
      <text:p text:style-name="P4">Text Editing</text:p>
      <text:list xml:id="list71289674" text:style-name="L3">
        <text:list-item>
          <text:p text:style-name="P9">Deletion: Press `x`{normal} to delete the character under the cursor.</text:p>
        </text:list-item>
        <text:list-item>
          <text:p text:style-name="P18">Inserting text: Press `i`{normal} to enter insert mode. Press `a`{normal} to enter insert mode to the right of the cursor. Press `A`{normal} to enter insert mode at the end of the line.</text:p>
        </text:list-item>
        <text:list-item>
          <text:p text:style-name="P12">`d` is the deletion command. `dw` deletes all characters between the cursor and the current word. `d2w` deletes the next two words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Spell Check</text:p>
      <text:list xml:id="list2901132405" text:style-name="L4">
        <text:list-item>
          <text:p text:style-name="P16">`<text:span text:style-name="T3">zg`{insert} adds word to dictionar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21:03:52.165810424</meta:creation-date>
    <dc:date>2022-01-19T14:08:40.561819811</dc:date>
    <meta:editing-duration>PT11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165" meta:character-count="860" meta:non-whitespace-character-count="728"/>
  </office:meta>
</office:document-meta>
</file>